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StarSymbol" svg:font-family="StarSymbol"/>
    <style:font-face style:name="STHeiti" svg:font-family="STHe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/>
      <style:text-properties fo:font-size="10pt" style:font-name-asian="STHeiti" style:font-size-asian="10pt" style:font-size-complex="10pt"/>
    </style:style>
    <style:style style:name="P2" style:family="paragraph" style:parent-style-name="Standard" style:list-style-name="L1">
      <style:paragraph-properties fo:margin-top="0.0402in" fo:margin-bottom="0.0402in"/>
      <style:text-properties fo:font-size="10pt" style:font-name-asian="STHeiti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写下这些blog的时候，我有这些思考：</text:p>
      <text:list text:style-name="L1">
        <text:list-item>
          <text:p text:style-name="P2">如何成为一个合格的程序员？</text:p>
        </text:list-item>
        <text:list-item>
          <text:p text:style-name="P2">如何让自己变得敏捷？（什么是敏捷？）</text:p>
        </text:list-item>
        <text:list-item>
          <text:p text:style-name="P2">如何掌握众多的Java标准？</text:p>
        </text:list-item>
        <text:list-item>
          <text:p text:style-name="P2">为什么EJB2是过时的？</text:p>
        </text:list-item>
        <text:list-item>
          <text:p text:style-name="P2">如何学习.NET？</text:p>
        </text:list-item>
        <text:list-item>
          <text:p text:style-name="P2">如何学习LISP/Scheme/FP？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StarSymbol" svg:font-family="StarSymbol"/>
    <style:font-face style:name="STHeiti" svg:font-family="STHe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2T14:21:31</meta:creation-date>
    <dc:creator>Jeff Xiong</dc:creator>
    <dc:date>2007-02-22T16:37:42</dc:date>
    <dc:language>en-US</dc:language>
    <meta:editing-cycles>19</meta:editing-cycles>
    <meta:editing-duration>PT1H30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9" meta:character-count="105"/>
  </office:meta>
</office:document-meta>
</file>